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subtitle">
      <style:graphic-properties draw:fill-color="#ffffff" fo:min-height="11.029cm"/>
      <style:paragraph-properties style:writing-mode="lr-tb"/>
    </style:style>
    <style:style style:name="pr2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DNA-title">
      <style:graphic-properties fo:min-height="2.6cm"/>
      <style:paragraph-properties style:writing-mode="lr-tb"/>
    </style:style>
    <style:style style:name="pr4" style:family="presentation" style:parent-style-name="DNA-outline1">
      <style:graphic-properties fo:min-height="9.135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.374cm" fo:text-indent="0cm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.374cm" fo:text-indent="0cm"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050505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4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4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2" draw:layer="layout" svg:width="23.825cm" svg:height="11.029cm" svg:x="3.175cm" svg:y="1.905cm" presentation:class="subtitle" presentation:user-transformed="true">
          <draw:text-box>
            <text:p text:style-name="P1">Prototype Design Pattern</text:p>
            <text:p text:style-name="P1"/>
            <text:p text:style-name="P1">-Wulan Seruniati Salim-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3" draw:text-style-name="P1" draw:layer="layout" svg:width="22.5cm" svg:height="2.6cm" svg:x="4.5cm" svg:y="0.6cm" presentation:class="title">
          <draw:text-box>
            <text:p>What is the Prototype Design Pattern?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A creational design pattern =&gt; design pattern yang berfokus pada pembuatan objek.</text:p>
              </text:list-item>
              <text:list-item>
                <text:p>Creates new objects by cloning existing objects =&gt; membuat objek baru dengan cara meng-copy dari objek yang sudah ada</text:p>
              </text:list-item>
              <text:list-item>
                <text:p>Provides a blueprint for creating new objects =&gt;</text:p>
              </text:list-item>
            </text:list>
            <text:list text:style-name="L3">
              <text:list-item>
                <text:p text:style-name="P3"><text:span text:style-name="T1">menghindari buat ulang objek dari awal, bisa berguna jika pembuatan objek expensive atau</text:span> complex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3" draw:text-style-name="P1" draw:layer="layout" svg:width="22.5cm" svg:height="2.6cm" svg:x="4.5cm" svg:y="0.6cm" presentation:class="title">
          <draw:text-box>
            <text:p>Benefits of the Prototype Design Pattern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Improves performance by avoiding expensive object creation =&gt; Meningkatkan performance dengan menghindari pembuatan objek yang mahal.</text:p>
              </text:list-item>
              <text:list-item>
                <text:p>Promotes code reusability by cloning existing objects =&gt; Reusability code – tidak usah mengulang code yang sama berulang-ulang</text:p>
              </text:list-item>
              <text:list-item>
                <text:p>Simplifies object creation by providing a blueprint =&gt; memudahkan proses pembuatan objek dengan menyediakan blueprint.</text:p>
              </text:list-item>
              <text:list-item>
                <text:p>Enhances flexibility by allowing modifications to cloned objects =&gt; meningkatkan fleksibilitas, objek hasil cloning bisa dimodifikasi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3" draw:text-style-name="P1" draw:layer="layout" svg:width="22.5cm" svg:height="2.6cm" svg:x="4.5cm" svg:y="0.6cm" presentation:class="title">
          <draw:text-box>
            <text:p>Why Needs Prototype Design Pattern?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3">Not all objects can be copied manually because some of the object’s fields may be private and not visible from outside of the object itself. =&gt; Tidak semua objek bisa di-copy manual karena ada field yang private dan tidak terlihat dari luar.</text:p>
              </text:list-item>
              <text:list-item>
                <text:p text:style-name="P3"><text:s/>You have to know the object’s class to create a duplicate, your code becomes dependent on that class. =&gt; Harus tahu kelasnya, dan kode yang dibuat jadi dependent pada kelas tersebut.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3" draw:text-style-name="P1" draw:layer="layout" svg:width="22.5cm" svg:height="2.6cm" svg:x="4.5cm" svg:y="0.6cm" presentation:class="title">
          <draw:text-box>
            <text:p text:style-name="P4">Relations with Other Patterns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 text:style-name="P3">Abstract Factory classes are often based on a set of Factory Methods, but you can also use Prototype to compose the methods on these classe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3" draw:text-style-name="P1" draw:layer="layout" svg:width="22.5cm" svg:height="2.6cm" svg:x="4.5cm" svg:y="0.6cm" presentation:class="title">
          <draw:text-box>
            <text:p text:style-name="P5">What is the Abstract Factory Design Pattern?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 text:style-name="P6"><text:span text:style-name="T1">A creational design pattern</text:span> =&gt; design pattern yang berfokus pada pembuatan objek.</text:p>
              </text:list-item>
              <text:list-item>
                <text:p text:style-name="P1">Provides an interface for creating families of related objects =&gt; interface untuk menghubungkan objek2 yang berhubungan</text:p>
              </text:list-item>
              <text:list-item>
                <text:p text:style-name="P1">Hides concrete product classes from the client =&gt; Menyembunyikan concrete class dari client</text:p>
              </text:list-item>
              <text:list-item>
                <text:p text:style-name="P1">Promotes loose coupling and flexibility =&gt; Tidak berkaitan dengan kelas2 lain secara langsung dan tidak detail.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3" draw:text-style-name="P1" draw:layer="layout" svg:width="22.5cm" svg:height="2.6cm" svg:x="4.5cm" svg:y="0.6cm" presentation:class="title">
          <draw:text-box>
            <text:p text:style-name="P5">Benefits of the Abstract Factory Design Pattern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 text:style-name="P1"><text:span text:style-name="T1">Promotes loose coupling by hiding concrete product classes =&gt; tidak </text:span>berkaitan dengan kelas2 konkrit secara langsung </text:p>
              </text:list-item>
              <text:list-item>
                <text:p text:style-name="P6"><text:span text:style-name="T1">Improves code maintainability and flexibility =&gt; mudah melakukan maintenance karena logika pembuatan produk terpisah dari</text:span> client code </text:p>
              </text:list-item>
              <text:list-item>
                <text:p text:style-name="P6"><text:span text:style-name="T1">Simplifies switching between product families =&gt; </text:span>fleksibel karena bisa berganti produk</text:p>
              </text:list-item>
              <text:list-item>
                <text:p text:style-name="P1"><text:span text:style-name="T1">Enforces compatibility between related objects =&gt; adanya compatibility yang </text:span>seamless antara objek2 yang berkaitan.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07T08:25:13.511000000</meta:creation-date>
    <meta:editing-duration>PT2H48M47S</meta:editing-duration>
    <meta:editing-cycles>23</meta:editing-cycles>
    <meta:generator>LibreOffice/7.1.0.3$Windows_X86_64 LibreOffice_project/f6099ecf3d29644b5008cc8f48f42f4a40986e4c</meta:generator>
    <dc:title>DNA</dc:title>
    <dc:date>2024-06-07T14:18:55.360000000</dc:date>
    <meta:document-statistic meta:object-count="129"/>
  </office:meta>
</office:document-meta>
</file>